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75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5.27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4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ggreg_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9" table:default-cell-style-name="Default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group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l products nec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attle farming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cereal grains nec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crops nec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oil seed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paddy rice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plant-based fiber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sugar cane, sugar beet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vegetables, fruit, nut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ultivation of wheat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Fishing, operating of fish hatcheries and fish farms; service activities incidental to fishing (05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Forestry, logging and related service activities (02)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re treatment (biogas), storage and land applicatio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re treatment (conventional), storage and land application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eat animals nec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igs farming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oultry farming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aw milk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Wool, silk-worm cocoons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onstruction (45)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construction material into aggregates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Biogasification of food waste, incl. land application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Biogasification of paper, incl. land application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Biogasification of sewage slugde, incl. land application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ollection, purification and distribution of water (41)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omposting of food waste, incl. land application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omposting of paper and wood, incl. land application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istribution and trade of electricity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Food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Metals and Inert materials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Oil/Hazardous waste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Paper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Plastic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Textiles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cineration of waste: Wood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andfill of waste: Food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andfill of waste: Inert/metal/hazardous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andfill of waste: Paper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andfill of waste: Plastic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andfill of waste: Textiles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andfill of waste: Wood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gas; distribution of gaseous fuels through mains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biomass and waste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coal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gas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Geothermal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hydr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nuclear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petroleum and other oil derivatives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solar photovoltaic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solar thermal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tide, wave, ocean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by wind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electricity nec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cycling of bottles by direct reuse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cycling of waste and scrap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team and hot water supply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Transmission of electricity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Waste water treatment, food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Waste water treatment, other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aluminium ores and concentrates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coal and lignite; extraction of peat (10)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copper ores and concentrates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iron ores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lead, zinc and tin ores and concentrates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nickel ores and concentrates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other non-ferrous metal ores and concentrates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precious metal ores and concentrates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ining of uranium and thorium ores (12)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Quarrying of sand and clay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Quarrying of stone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Aluminium production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asting of metals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hemicals nec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opper production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Lead, zinc and tin production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beverages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cement, lime and plaster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ceramic goods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coke oven products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electrical machinery and apparatus n.e.c. (31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fish products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furniture; manufacturing n.e.c. (36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glass and glass products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machinery and equipment n.e.c. (29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motor vehicles, trailers and semi-trailers (34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office machinery and computers (30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other non-metallic mineral products n.e.c.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other transport equipment (35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rubber and plastic products (25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textiles (17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tobacco products (16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wearing apparel; dressing and dyeing of fur (18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N-fertiliser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Other non-ferrous metal production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- and other fertiliser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aper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etroleum Refinery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lastics, basic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ecious metals production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ed ric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of dairy products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of meat cattl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of meat pigs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of meat poultry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of nuclear fuel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cessing vegetable oils and fats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oduction of meat products nec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ublishing, printing and reproduction of recorded media (22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ulp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ash into clinker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aluminium into new aluminium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copper into new copper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glass into new glass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lead into new lead, zinc and tin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paper into new pulp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plastic into new plastic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steel into new steel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-processing of secondary wood material into new wood material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ugar refining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Activities auxiliary to financial intermediation (67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Air transport (62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omputer and related activities (72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Education (80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Health and social work (85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Hotels and restaurants (55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land water transport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Other land transport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ost and telecommunications (64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al estate activities (70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search and development (73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tail sale of automotive fuel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ea and coastal water transport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Transport via pipelines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Transport via railways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Activities of membership organisation n.e.c. (91)</text:p>
          </table:table-cell>
          <table:table-cell office:value-type="float" office:value="7" calcext:value-type="float">
            <text:p>7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Extra-territorial organizations and bodies</text:p>
          </table:table-cell>
          <table:table-cell office:value-type="float" office:value="7" calcext:value-type="float">
            <text:p>7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Other service activities (93)</text:p>
          </table:table-cell>
          <table:table-cell office:value-type="float" office:value="7" calcext:value-type="float">
            <text:p>7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Private households with employed persons (95)</text:p>
          </table:table-cell>
          <table:table-cell office:value-type="float" office:value="7" calcext:value-type="float">
            <text:p>7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Recreational, cultural and sporting activities (92)</text:p>
          </table:table-cell>
          <table:table-cell office:value-type="float" office:value="7" calcext:value-type="float">
            <text:p>7</text:p>
          </table:table-cell>
          <table:table-cell table:number-columns-repeated="62"/>
        </table:table-row>
      </table:table>
      <table:table table:name="name_input" table:style-name="ta1"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group_id</text:p>
          </table:table-cell>
          <table:table-cell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griculture and othe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ergy and Utilitie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ining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anufactur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ales, Transports and Service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Others</text:p>
          </table:table-cell>
        </table:table-row>
      </table:table>
      <table:named-expressions/>
      <table:database-ranges>
        <table:database-range table:name="__Anonymous_Sheet_DB__0" table:target-range-address="aggreg_input.A1:aggreg_input.B16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5:33:03.548169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7:07:08.173896636</meta:creation-date>
    <dc:date>2022-05-12T16:36:02.733344873</dc:date>
    <meta:editing-duration>PT1H18M8S</meta:editing-duration>
    <meta:editing-cycles>6</meta:editing-cycles>
    <meta:generator>LibreOffice/6.4.7.2$Linux_X86_64 LibreOffice_project/40$Build-2</meta:generator>
    <meta:document-statistic meta:table-count="2" meta:cell-count="344" meta:object-count="0"/>
  </office:meta>
</office:document-meta>
</file>